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488cm" table:align="left"/>
    </style:style>
    <style:style style:name="Table1.A" style:family="table-column">
      <style:table-column-properties style:column-width="6.706cm"/>
    </style:style>
    <style:style style:name="Table1.B" style:family="table-column">
      <style:table-column-properties style:column-width="4.78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2cm" table:align="left"/>
    </style:style>
    <style:style style:name="Table2.A" style:family="table-column">
      <style:table-column-properties style:column-width="6.593cm"/>
    </style:style>
    <style:style style:name="Table2.B" style:family="table-column">
      <style:table-column-properties style:column-width="1.60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6.246cm" table:align="left"/>
    </style:style>
    <style:style style:name="Table3.A" style:family="table-column">
      <style:table-column-properties style:column-width="4.944cm"/>
    </style:style>
    <style:style style:name="Table3.B" style:family="table-column">
      <style:table-column-properties style:column-width="1.30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6.77cm" table:align="left"/>
    </style:style>
    <style:style style:name="Table4.A" style:family="table-column">
      <style:table-column-properties style:column-width="5.468cm"/>
    </style:style>
    <style:style style:name="Table4.B" style:family="table-column">
      <style:table-column-properties style:column-width="1.30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5.024cm" table:align="left"/>
    </style:style>
    <style:style style:name="Table5.A" style:family="table-column">
      <style:table-column-properties style:column-width="3.722cm"/>
    </style:style>
    <style:style style:name="Table5.B" style:family="table-column">
      <style:table-column-properties style:column-width="1.30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6.629cm" table:align="left"/>
    </style:style>
    <style:style style:name="Table6.A" style:family="table-column">
      <style:table-column-properties style:column-width="5.327cm"/>
    </style:style>
    <style:style style:name="Table6.B" style:family="table-column">
      <style:table-column-properties style:column-width="1.30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7.486cm" table:align="left"/>
    </style:style>
    <style:style style:name="Table7.A" style:family="table-column">
      <style:table-column-properties style:column-width="6.184cm"/>
    </style:style>
    <style:style style:name="Table7.B" style:family="table-column">
      <style:table-column-properties style:column-width="1.30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4.618cm" table:align="left"/>
    </style:style>
    <style:style style:name="Table8.A" style:family="table-column">
      <style:table-column-properties style:column-width="3.316cm"/>
    </style:style>
    <style:style style:name="Table8.B" style:family="table-column">
      <style:table-column-properties style:column-width="1.302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6.087cm" table:align="left"/>
    </style:style>
    <style:style style:name="Table9.A" style:family="table-column">
      <style:table-column-properties style:column-width="4.785cm"/>
    </style:style>
    <style:style style:name="Table9.B" style:family="table-column">
      <style:table-column-properties style:column-width="1.302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4.35cm" table:align="left"/>
    </style:style>
    <style:style style:name="Table10.A" style:family="table-column">
      <style:table-column-properties style:column-width="2.743cm"/>
    </style:style>
    <style:style style:name="Table10.B" style:family="table-column">
      <style:table-column-properties style:column-width="1.607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4.748cm" table:align="left"/>
    </style:style>
    <style:style style:name="Table11.A" style:family="table-column">
      <style:table-column-properties style:column-width="3.376cm"/>
    </style:style>
    <style:style style:name="Table11.B" style:family="table-column">
      <style:table-column-properties style:column-width="1.372cm"/>
    </style:style>
    <style:style style:name="Table1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>
      <style:text-properties officeooo:rsid="0015a58a"/>
    </style:style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xcellent.<text:line-break/>Now we define the <text:span text:style-name="Strong_20_Emphasis">Firestore Index Strategy — Production Engineering Specification</text:span>.</text:p>
      <text:p text:style-name="Text_20_body">This section ensures:</text:p>
      <text:list text:style-name="L14">
        <text:list-item>
          <text:p text:style-name="P17">Your queries never break in production</text:p>
        </text:list-item>
        <text:list-item>
          <text:p text:style-name="P17">Firestore cost remains controlled</text:p>
        </text:list-item>
        <text:list-item>
          <text:p text:style-name="P17">No full-collection scans</text:p>
        </text:list-item>
        <text:list-item>
          <text:p text:style-name="P17">Vendor aggregation remains scalable</text:p>
        </text:list-item>
        <text:list-item>
          <text:p text:style-name="P17">Codex generates only approved query patterns</text:p>
        </text:list-item>
      </text:list>
      <text:p text:style-name="Text_20_body">We will define:</text:p>
      <text:list text:style-name="L15">
        <text:list-item>
          <text:p text:style-name="P18">Index philosophy</text:p>
        </text:list-item>
        <text:list-item>
          <text:p text:style-name="P18">Query approval policy</text:p>
        </text:list-item>
        <text:list-item>
          <text:p text:style-name="P18">Composite index matrix (by collection)</text:p>
        </text:list-item>
        <text:list-item>
          <text:p text:style-name="P18">Pagination enforcement rules</text:p>
        </text:list-item>
        <text:list-item>
          <text:p text:style-name="P18">Read-limit guardrails</text:p>
        </text:list-item>
        <text:list-item>
          <text:p text:style-name="P18">Vendor aggregate index plan</text:p>
        </text:list-item>
        <text:list-item>
          <text:p text:style-name="P18">Anti-pattern prevention rules</text:p>
        </text:list-item>
        <text:list-item>
          <text:p text:style-name="P18">Cost safety recommendations</text:p>
        </text:list-item>
      </text:list>
      <text:p text:style-name="Horizontal_20_Line"/>
      <text:h text:style-name="Heading_20_1" text:outline-level="1">🧠 1️⃣ INDEX PHILOSOPHY</text:h>
      <text:p text:style-name="Text_20_body">Firestore automatically indexes:</text:p>
      <text:list text:style-name="L16">
        <text:list-item>
          <text:p text:style-name="P19">Single-field indexes</text:p>
        </text:list-item>
        <text:list-item>
          <text:p text:style-name="P19">Document ID</text:p>
        </text:list-item>
        <text:list-item>
          <text:p text:style-name="P19">Timestamps</text:p>
        </text:list-item>
      </text:list>
      <text:p text:style-name="Text_20_body">But:</text:p>
      <text:p text:style-name="Text_20_body">Composite indexes must be explicitly defined.</text:p>
      <text:p text:style-name="Text_20_body">You must:</text:p>
      <text:list text:style-name="L17">
        <text:list-item>
          <text:p text:style-name="P20">Predefine allowed query combinations</text:p>
        </text:list-item>
        <text:list-item>
          <text:p text:style-name="P20">Never allow arbitrary filtering</text:p>
        </text:list-item>
        <text:list-item>
          <text:p text:style-name="P20">Never allow dynamic multi-field search</text:p>
        </text:list-item>
      </text:list>
      <text:p text:style-name="Horizontal_20_Line"/>
      <text:h text:style-name="Heading_20_1" text:outline-level="1"><text:soft-page-break/>🔐 2️⃣ QUERY APPROVAL POLICY (CRITICAL)</text:h>
      <text:p text:style-name="Text_20_body">Before allowing a new query in code:</text:p>
      <text:p text:style-name="Text_20_body">It must satisfy:</text:p>
      <text:list text:style-name="L18">
        <text:list-item>
          <text:p text:style-name="P21">Scoped by <text:span text:style-name="Source_20_Text">institutes/{instituteId}</text:span></text:p>
        </text:list-item>
        <text:list-item>
          <text:p text:style-name="P21">Filtered by indexed fields only</text:p>
        </text:list-item>
        <text:list-item>
          <text:p text:style-name="P21">Ordered by indexed field</text:p>
        </text:list-item>
        <text:list-item>
          <text:p text:style-name="P21">Paginated</text:p>
        </text:list-item>
        <text:list-item>
          <text:p text:style-name="P21">No full collection read</text:p>
        </text:list-item>
        <text:list-item>
          <text:p text:style-name="P21">No OR across multiple large fields</text:p>
        </text:list-item>
      </text:list>
      <text:p text:style-name="Text_20_body">Codex must generate only approved query shapes.</text:p>
      <text:p text:style-name="Horizontal_20_Line"/>
      <text:h text:style-name="Heading_20_1" text:outline-level="1">📦 3️⃣ COMPOSITE INDEX MATRIX</text:h>
      <text:p text:style-name="Text_20_body">We define composite indexes per collection.</text:p>
      <text:p text:style-name="Horizontal_20_Line"/>
      <text:h text:style-name="Heading_20_2" text:outline-level="2">📘 A. STUDENTS COLLECTION</text:h>
      <text:p text:style-name="Text_20_body">Path:</text:p>
      <text:p text:style-name="P1"><text:span text:style-name="Source_20_Text">institutes/{instituteId}/students</text:span></text:p>
      <text:h text:style-name="Heading_20_3" text:outline-level="3">Allowed Query Pattern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Query</text:p>
            </table:table-cell>
            <table:table-cell table:style-name="Table1.A1" office:value-type="string">
              <text:p text:style-name="Table_20_Heading">Composite Index Needed</text:p>
            </table:table-cell>
          </table:table-row>
        </table:table-header-rows>
        <table:table-row>
          <table:table-cell table:style-name="Table1.A1" office:value-type="string">
            <text:p text:style-name="Table_20_Contents">batch + status + orderBy(name)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status + orderBy(lastActiveAt)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riskState + orderBy(disciplineIndex)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avgRawScorePercent + orderBy(desc)</text:p>
          </table:table-cell>
          <table:table-cell table:style-name="Table1.A1" office:value-type="string">
            <text:p text:style-name="Table_20_Contents">Yes</text:p>
          </table:table-cell>
        </table:table-row>
      </table:table>
      <text:h text:style-name="Heading_20_3" text:outline-level="3">Composite Index Definitions</text:h>
      <text:p text:style-name="Preformatted_20_Text"><text:span text:style-name="Source_20_Text">Collection: students</text:span></text:p>
      <text:p text:style-name="Preformatted_20_Text"><text:span text:style-name="Source_20_Text">Fields:</text:span></text:p>
      <text:p text:style-name="Preformatted_20_Text"><text:span text:style-name="Source_20_Text">- batch (ASC)</text:span></text:p>
      <text:p text:style-name="Preformatted_20_Text"><text:span text:style-name="Source_20_Text">- status (ASC)</text:span></text:p>
      <text:p text:style-name="P1"><text:span text:style-name="Source_20_Text">- name (ASC)</text:span></text:p>
      <text:p text:style-name="Preformatted_20_Text"><text:span text:style-name="Source_20_Text">Collection: students</text:span></text:p>
      <text:p text:style-name="Preformatted_20_Text"><text:span text:style-name="Source_20_Text">Fields:</text:span></text:p>
      <text:p text:style-name="Preformatted_20_Text"><text:span text:style-name="Source_20_Text">- riskState (ASC)</text:span></text:p>
      <text:p text:style-name="P1"><text:span text:style-name="Source_20_Text">- disciplineIndex (DESC)</text:span></text:p>
      <text:p text:style-name="Preformatted_20_Text"><text:soft-page-break/><text:span text:style-name="Source_20_Text">Collection: students</text:span></text:p>
      <text:p text:style-name="Preformatted_20_Text"><text:span text:style-name="Source_20_Text">Fields:</text:span></text:p>
      <text:p text:style-name="Preformatted_20_Text"><text:span text:style-name="Source_20_Text">- status (ASC)</text:span></text:p>
      <text:p text:style-name="P1"><text:span text:style-name="Source_20_Text">- lastActiveAt (DESC)</text:span></text:p>
      <text:p text:style-name="Horizontal_20_Line"/>
      <text:h text:style-name="Heading_20_2" text:outline-level="2">📚 B. QUESTION BANK</text:h>
      <text:p text:style-name="Text_20_body">Path:</text:p>
      <text:p text:style-name="P1"><text:span text:style-name="Source_20_Text">institutes/{instituteId}/questionBank</text:span></text:p>
      <text:h text:style-name="Heading_20_3" text:outline-level="3">Allowed Query Pattern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ilter</text:p>
            </table:table-cell>
            <table:table-cell table:style-name="Table2.A1" office:value-type="string">
              <text:p text:style-name="Table_20_Heading">Needed</text:p>
            </table:table-cell>
          </table:table-row>
        </table:table-header-rows>
        <table:table-row>
          <table:table-cell table:style-name="Table2.A1" office:value-type="string">
            <text:p text:style-name="Table_20_Contents">subject + chapter + difficulty</text:p>
          </table:table-cell>
          <table:table-cell table:style-name="Table2.A1" office:value-type="string">
            <text:p text:style-name="Table_20_Contents">Yes</text:p>
          </table:table-cell>
        </table:table-row>
        <table:table-row>
          <table:table-cell table:style-name="Table2.A1" office:value-type="string">
            <text:p text:style-name="Table_20_Contents">difficulty + orderBy(lastUsedAt)</text:p>
          </table:table-cell>
          <table:table-cell table:style-name="Table2.A1" office:value-type="string">
            <text:p text:style-name="Table_20_Contents">Yes</text:p>
          </table:table-cell>
        </table:table-row>
        <table:table-row>
          <table:table-cell table:style-name="Table2.A1" office:value-type="string">
            <text:p text:style-name="Table_20_Contents">status + subject + orderBy(createdAt)</text:p>
          </table:table-cell>
          <table:table-cell table:style-name="Table2.A1" office:value-type="string">
            <text:p text:style-name="Table_20_Contents">Yes</text:p>
          </table:table-cell>
        </table:table-row>
      </table:table>
      <text:h text:style-name="Heading_20_3" text:outline-level="3">Composite Indexes</text:h>
      <text:p text:style-name="Preformatted_20_Text"><text:span text:style-name="Source_20_Text">Collection: questionBank</text:span></text:p>
      <text:p text:style-name="Preformatted_20_Text"><text:span text:style-name="Source_20_Text">Fields:</text:span></text:p>
      <text:p text:style-name="Preformatted_20_Text"><text:span text:style-name="Source_20_Text">- subject (ASC)</text:span></text:p>
      <text:p text:style-name="Preformatted_20_Text"><text:span text:style-name="Source_20_Text">- chapter (ASC)</text:span></text:p>
      <text:p text:style-name="P1"><text:span text:style-name="Source_20_Text">- difficulty (ASC)</text:span></text:p>
      <text:p text:style-name="Preformatted_20_Text"><text:span text:style-name="Source_20_Text">Collection: questionBank</text:span></text:p>
      <text:p text:style-name="Preformatted_20_Text"><text:span text:style-name="Source_20_Text">Fields:</text:span></text:p>
      <text:p text:style-name="Preformatted_20_Text"><text:span text:style-name="Source_20_Text">- difficulty (ASC)</text:span></text:p>
      <text:p text:style-name="P1"><text:span text:style-name="Source_20_Text">- lastUsedAt (DESC)</text:span></text:p>
      <text:p text:style-name="Preformatted_20_Text"><text:span text:style-name="Source_20_Text">Collection: questionBank</text:span></text:p>
      <text:p text:style-name="Preformatted_20_Text"><text:span text:style-name="Source_20_Text">Fields:</text:span></text:p>
      <text:p text:style-name="Preformatted_20_Text"><text:span text:style-name="Source_20_Text">- status (ASC)</text:span></text:p>
      <text:p text:style-name="Preformatted_20_Text"><text:span text:style-name="Source_20_Text">- subject (ASC)</text:span></text:p>
      <text:p text:style-name="P1"><text:span text:style-name="Source_20_Text">- createdAt (DESC)</text:span></text:p>
      <text:p text:style-name="Horizontal_20_Line"/>
      <text:h text:style-name="Heading_20_2" text:outline-level="2">🧪 C. TEST TEMPLATES</text:h>
      <text:p text:style-name="Text_20_body">Path:</text:p>
      <text:p text:style-name="P1"><text:span text:style-name="Source_20_Text">institutes/{instituteId}/tests</text:span></text:p>
      <text:h text:style-name="Heading_20_3" text:outline-level="3">Allowed Querie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Filter</text:p>
            </table:table-cell>
            <table:table-cell table:style-name="Table3.A1" office:value-type="string">
              <text:p text:style-name="Table_20_Heading">Index</text:p>
            </table:table-cell>
          </table:table-row>
        </table:table-header-rows>
        <table:table-row>
          <table:table-cell table:style-name="Table3.A1" office:value-type="string">
            <text:p text:style-name="Table_20_Contents">academicYear + status</text:p>
          </table:table-cell>
          <table:table-cell table:style-name="Table3.A1" office:value-type="string">
            <text:p text:style-name="Table_20_Contents">Yes</text:p>
          </table:table-cell>
        </table:table-row>
        <table:table-row>
          <table:table-cell table:style-name="Table3.A1" office:value-type="string">
            <text:p text:style-name="Table_20_Contents">examType + academicYear</text:p>
          </table:table-cell>
          <table:table-cell table:style-name="Table3.A1" office:value-type="string">
            <text:p text:style-name="Table_20_Contents">Yes</text:p>
          </table:table-cell>
        </table:table-row>
        <table:table-row>
          <table:table-cell table:style-name="Table3.A1" office:value-type="string">
            <text:p text:style-name="Table_20_Contents">status + orderBy(createdAt)</text:p>
          </table:table-cell>
          <table:table-cell table:style-name="Table3.A1" office:value-type="string">
            <text:p text:style-name="Table_20_Contents">Yes</text:p>
          </table:table-cell>
        </table:table-row>
      </table:table>
      <text:p text:style-name="Horizontal_20_Line"/>
      <text:h text:style-name="Heading_20_2" text:outline-level="2"><text:soft-page-break/>🏃 D. RUNS (Assignments)</text:h>
      <text:p text:style-name="Text_20_body">Path:</text:p>
      <text:p text:style-name="P1"><text:span text:style-name="Source_20_Text">academicYears/{yearId}/runs</text:span></text:p>
      <text:h text:style-name="Heading_20_3" text:outline-level="3">Allowed Querie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Filter</text:p>
            </table:table-cell>
            <table:table-cell table:style-name="Table4.A1" office:value-type="string">
              <text:p text:style-name="Table_20_Heading">Index</text:p>
            </table:table-cell>
          </table:table-row>
        </table:table-header-rows>
        <table:table-row>
          <table:table-cell table:style-name="Table4.A1" office:value-type="string">
            <text:p text:style-name="Table_20_Contents">status + orderBy(startWindow)</text:p>
          </table:table-cell>
          <table:table-cell table:style-name="Table4.A1" office:value-type="string">
            <text:p text:style-name="Table_20_Contents">Yes</text:p>
          </table:table-cell>
        </table:table-row>
        <table:table-row>
          <table:table-cell table:style-name="Table4.A1" office:value-type="string">
            <text:p text:style-name="Table_20_Contents">mode + academicYear</text:p>
          </table:table-cell>
          <table:table-cell table:style-name="Table4.A1" office:value-type="string">
            <text:p text:style-name="Table_20_Contents">Yes</text:p>
          </table:table-cell>
        </table:table-row>
        <table:table-row>
          <table:table-cell table:style-name="Table4.A1" office:value-type="string">
            <text:p text:style-name="Table_20_Contents">startWindow range + status</text:p>
          </table:table-cell>
          <table:table-cell table:style-name="Table4.A1" office:value-type="string">
            <text:p text:style-name="Table_20_Contents">Yes</text:p>
          </table:table-cell>
        </table:table-row>
      </table:table>
      <text:p text:style-name="Text_20_body">Composite:</text:p>
      <text:p text:style-name="Preformatted_20_Text"><text:span text:style-name="Source_20_Text">Collection: runs</text:span></text:p>
      <text:p text:style-name="Preformatted_20_Text"><text:span text:style-name="Source_20_Text">Fields:</text:span></text:p>
      <text:p text:style-name="Preformatted_20_Text"><text:span text:style-name="Source_20_Text">- status (ASC)</text:span></text:p>
      <text:p text:style-name="P1"><text:span text:style-name="Source_20_Text">- startWindow (ASC)</text:span></text:p>
      <text:p text:style-name="Horizontal_20_Line"/>
      <text:h text:style-name="Heading_20_2" text:outline-level="2">🧾 E. SESSIONS</text:h>
      <text:p text:style-name="Text_20_body">Path:</text:p>
      <text:p text:style-name="P1"><text:span text:style-name="Source_20_Text">runs/{runId}/sessions</text:span></text:p>
      <text:p text:style-name="Text_20_body">Allowed queries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Filter</text:p>
            </table:table-cell>
            <table:table-cell table:style-name="Table5.A1" office:value-type="string">
              <text:p text:style-name="Table_20_Heading">Index</text:p>
            </table:table-cell>
          </table:table-row>
        </table:table-header-rows>
        <table:table-row>
          <table:table-cell table:style-name="Table5.A1" office:value-type="string">
            <text:p text:style-name="Table_20_Contents">studentId + status</text:p>
          </table:table-cell>
          <table:table-cell table:style-name="Table5.A1" office:value-type="string">
            <text:p text:style-name="Table_20_Contents">Yes</text:p>
          </table:table-cell>
        </table:table-row>
        <table:table-row>
          <table:table-cell table:style-name="Table5.A1" office:value-type="string">
            <text:p text:style-name="Table_20_Contents">status + submittedAt</text:p>
          </table:table-cell>
          <table:table-cell table:style-name="Table5.A1" office:value-type="string">
            <text:p text:style-name="Table_20_Contents">Yes</text:p>
          </table:table-cell>
        </table:table-row>
      </table:table>
      <text:p text:style-name="Text_20_body">Sessions are mostly accessed by ID, so few composite needed.</text:p>
      <text:p text:style-name="Horizontal_20_Line"/>
      <text:h text:style-name="Heading_20_2" text:outline-level="2">📊 F. RUN ANALYTICS</text:h>
      <text:p text:style-name="Text_20_body">Path:</text:p>
      <text:p text:style-name="P1"><text:span text:style-name="Source_20_Text">academicYears/{yearId}/runAnalytics</text:span></text:p>
      <text:p text:style-name="Text_20_body">Allowed queries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Filter</text:p>
            </table:table-cell>
            <table:table-cell table:style-name="Table6.A1" office:value-type="string">
              <text:p text:style-name="Table_20_Heading">Index</text:p>
            </table:table-cell>
          </table:table-row>
        </table:table-header-rows>
        <table:table-row>
          <table:table-cell table:style-name="Table6.A1" office:value-type="string">
            <text:p text:style-name="Table_20_Contents">createdAt range</text:p>
          </table:table-cell>
          <table:table-cell table:style-name="Table6.A1" office:value-type="string">
            <text:p text:style-name="Table_20_Contents">Yes</text:p>
          </table:table-cell>
        </table:table-row>
        <table:table-row>
          <table:table-cell table:style-name="Table6.A1" office:value-type="string">
            <text:p text:style-name="Table_20_Contents">avgRawScorePercent orderBy</text:p>
          </table:table-cell>
          <table:table-cell table:style-name="Table6.A1" office:value-type="string">
            <text:p text:style-name="Table_20_Contents">Yes</text:p>
          </table:table-cell>
        </table:table-row>
      </table:table>
      <text:p text:style-name="Horizontal_20_Line"/>
      <text:h text:style-name="Heading_20_2" text:outline-level="2">📈 G. STUDENT YEAR METRICS</text:h>
      <text:p text:style-name="Text_20_body">Path:</text:p>
      <text:p text:style-name="P1"><text:span text:style-name="Source_20_Text">academicYears/{yearId}/studentYearMetrics</text:span></text:p>
      <text:p text:style-name="Text_20_body"><text:soft-page-break/>Allowed queries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Filter</text:p>
            </table:table-cell>
            <table:table-cell table:style-name="Table7.A1" office:value-type="string">
              <text:p text:style-name="Table_20_Heading">Index</text:p>
            </table:table-cell>
          </table:table-row>
        </table:table-header-rows>
        <table:table-row>
          <table:table-cell table:style-name="Table7.A1" office:value-type="string">
            <text:p text:style-name="Table_20_Contents">riskState + disciplineIndex</text:p>
          </table:table-cell>
          <table:table-cell table:style-name="Table7.A1" office:value-type="string">
            <text:p text:style-name="Table_20_Contents">Yes</text:p>
          </table:table-cell>
        </table:table-row>
        <table:table-row>
          <table:table-cell table:style-name="Table7.A1" office:value-type="string">
            <text:p text:style-name="Table_20_Contents">avgRawScorePercent orderBy desc</text:p>
          </table:table-cell>
          <table:table-cell table:style-name="Table7.A1" office:value-type="string">
            <text:p text:style-name="Table_20_Contents">Yes</text:p>
          </table:table-cell>
        </table:table-row>
        <table:table-row>
          <table:table-cell table:style-name="Table7.A1" office:value-type="string">
            <text:p text:style-name="Table_20_Contents">batch + riskState</text:p>
          </table:table-cell>
          <table:table-cell table:style-name="Table7.A1" office:value-type="string">
            <text:p text:style-name="Table_20_Contents">Yes</text:p>
          </table:table-cell>
        </table:table-row>
      </table:table>
      <text:p text:style-name="Horizontal_20_Line"/>
      <text:h text:style-name="Heading_20_2" text:outline-level="2">🏛 H. GOVERNANCE SNAPSHOTS</text:h>
      <text:p text:style-name="Text_20_body">Path:</text:p>
      <text:p text:style-name="P1"><text:span text:style-name="Source_20_Text">academicYears/{yearId}/governanceSnapshots</text:span></text:p>
      <text:p text:style-name="Text_20_body">Allowed queries: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Filter</text:p>
            </table:table-cell>
            <table:table-cell table:style-name="Table8.A1" office:value-type="string">
              <text:p text:style-name="Table_20_Heading">Index</text:p>
            </table:table-cell>
          </table:table-row>
        </table:table-header-rows>
        <table:table-row>
          <table:table-cell table:style-name="Table8.A1" office:value-type="string">
            <text:p text:style-name="Table_20_Contents">orderBy(monthId)</text:p>
          </table:table-cell>
          <table:table-cell table:style-name="Table8.A1" office:value-type="string">
            <text:p text:style-name="Table_20_Contents">Yes</text:p>
          </table:table-cell>
        </table:table-row>
      </table:table>
      <text:p text:style-name="Horizontal_20_Line"/>
      <text:h text:style-name="Heading_20_1" text:outline-level="1">🏢 4️⃣ VENDOR AGGREGATE INDEX PLAN</text:h>
      <text:p text:style-name="Text_20_body">Collection:</text:p>
      <text:p text:style-name="P1"><text:span text:style-name="Source_20_Text">vendorAggregates/monthly</text:span></text:p>
      <text:p text:style-name="Text_20_body">Allowed queries: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Filter</text:p>
            </table:table-cell>
            <table:table-cell table:style-name="Table9.A1" office:value-type="string">
              <text:p text:style-name="Table_20_Heading">Index</text:p>
            </table:table-cell>
          </table:table-row>
        </table:table-header-rows>
        <table:table-row>
          <table:table-cell table:style-name="Table9.A1" office:value-type="string">
            <text:p text:style-name="Table_20_Contents">orderBy(generatedAt)</text:p>
          </table:table-cell>
          <table:table-cell table:style-name="Table9.A1" office:value-type="string">
            <text:p text:style-name="Table_20_Contents">Yes</text:p>
          </table:table-cell>
        </table:table-row>
        <table:table-row>
          <table:table-cell table:style-name="Table9.A1" office:value-type="string">
            <text:p text:style-name="Table_20_Contents">revenueProjection orderBy</text:p>
          </table:table-cell>
          <table:table-cell table:style-name="Table9.A1" office:value-type="string">
            <text:p text:style-name="Table_20_Contents">Yes</text:p>
          </table:table-cell>
        </table:table-row>
      </table:table>
      <text:p text:style-name="Text_20_body">Vendor should never query raw institute data.</text:p>
      <text:p text:style-name="Text_20_body">Vendor reads only:</text:p>
      <text:list text:style-name="L19">
        <text:list-item>
          <text:p text:style-name="P22">Aggregated monthly docs</text:p>
        </text:list-item>
        <text:list-item>
          <text:p text:style-name="P22">Aggregated institute summaries</text:p>
        </text:list-item>
      </text:list>
      <text:p text:style-name="Horizontal_20_Line"/>
      <text:h text:style-name="Heading_20_1" text:outline-level="1">📄 5️⃣ PAGINATION ENFORCEMENT</text:h>
      <text:p text:style-name="Text_20_body">All list endpoints must:</text:p>
      <text:list text:style-name="L20">
        <text:list-item>
          <text:p text:style-name="P23">Use <text:span text:style-name="Source_20_Text">limit()</text:span></text:p>
        </text:list-item>
        <text:list-item>
          <text:p text:style-name="P23">Use <text:span text:style-name="Source_20_Text">startAfter()</text:span></text:p>
        </text:list-item>
        <text:list-item>
          <text:p text:style-name="P23">Return <text:span text:style-name="Source_20_Text">nextCursor</text:span></text:p>
        </text:list-item>
      </text:list>
      <text:p text:style-name="Text_20_body"><text:soft-page-break/>Example:</text:p>
      <text:p text:style-name="P1"><text:span text:style-name="Source_20_Text">query.limit(20).startAfter(lastDoc)</text:span></text:p>
      <text:p text:style-name="Text_20_body">Never allow:</text:p>
      <text:p text:style-name="P1"><text:span text:style-name="Source_20_Text">query.get()</text:span></text:p>
      <text:p text:style-name="Text_20_body">Without limit.</text:p>
      <text:p text:style-name="Text_20_body">Default limits: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Collection</text:p>
            </table:table-cell>
            <table:table-cell table:style-name="Table10.A1" office:value-type="string">
              <text:p text:style-name="Table_20_Heading">Default</text:p>
            </table:table-cell>
          </table:table-row>
        </table:table-header-rows>
        <table:table-row>
          <table:table-cell table:style-name="Table10.A1" office:value-type="string">
            <text:p text:style-name="Table_20_Contents">Students</text:p>
          </table:table-cell>
          <table:table-cell table:style-name="Table10.A1" office:value-type="string">
            <text:p text:style-name="Table_20_Contents">20</text:p>
          </table:table-cell>
        </table:table-row>
        <table:table-row>
          <table:table-cell table:style-name="Table10.A1" office:value-type="string">
            <text:p text:style-name="Table_20_Contents">Question Bank</text:p>
          </table:table-cell>
          <table:table-cell table:style-name="Table10.A1" office:value-type="string">
            <text:p text:style-name="Table_20_Contents">25</text:p>
          </table:table-cell>
        </table:table-row>
        <table:table-row>
          <table:table-cell table:style-name="Table10.A1" office:value-type="string">
            <text:p text:style-name="Table_20_Contents">Runs</text:p>
          </table:table-cell>
          <table:table-cell table:style-name="Table10.A1" office:value-type="string">
            <text:p text:style-name="Table_20_Contents">20</text:p>
          </table:table-cell>
        </table:table-row>
        <table:table-row>
          <table:table-cell table:style-name="Table10.A1" office:value-type="string">
            <text:p text:style-name="Table_20_Contents">Analytics lists</text:p>
          </table:table-cell>
          <table:table-cell table:style-name="Table10.A1" office:value-type="string">
            <text:p text:style-name="Table_20_Contents">20</text:p>
          </table:table-cell>
        </table:table-row>
      </table:table>
      <text:p text:style-name="Text_20_body">Max limit allowed: 100</text:p>
      <text:p text:style-name="Horizontal_20_Line"/>
      <text:h text:style-name="Heading_20_1" text:outline-level="1">🚫 6️⃣ READ-LIMIT GUARDRAILS</text:h>
      <text:p text:style-name="Text_20_body">Backend must enforce:</text:p>
      <text:p text:style-name="Preformatted_20_Text"><text:span text:style-name="Source_20_Text">if (requestedLimit &gt; 100) {</text:span></text:p>
      <text:p text:style-name="Preformatted_20_Text"><text:span text:style-name="Source_20_Text"><text:s text:c="2"/>throw VALIDATION_ERROR</text:span></text:p>
      <text:p text:style-name="P1"><text:span text:style-name="Source_20_Text">}</text:span></text:p>
      <text:p text:style-name="Text_20_body">Never allow:</text:p>
      <text:list text:style-name="L21">
        <text:list-item>
          <text:p text:style-name="P24">Unlimited export via query</text:p>
        </text:list-item>
        <text:list-item>
          <text:p text:style-name="P24">Bulk export via UI</text:p>
        </text:list-item>
        <text:list-item>
          <text:p text:style-name="P24">Multi-year full read</text:p>
        </text:list-item>
      </text:list>
      <text:p text:style-name="Text_20_body">Exports must use:</text:p>
      <text:list text:style-name="L22">
        <text:list-item>
          <text:p text:style-name="P25">Cloud Function batch jobs</text:p>
        </text:list-item>
        <text:list-item>
          <text:p text:style-name="P25">BigQuery</text:p>
        </text:list-item>
      </text:list>
      <text:p text:style-name="Horizontal_20_Line"/>
      <text:h text:style-name="Heading_20_1" text:outline-level="1">🔁 7️⃣ INDEXED QUERY ENFORCEMENT RULE</text:h>
      <text:p text:style-name="Text_20_body">Before merging code:</text:p>
      <text:p text:style-name="Text_20_body">Every query must:</text:p>
      <text:list text:style-name="L23">
        <text:list-item>
          <text:p text:style-name="P26">Match approved pattern</text:p>
        </text:list-item>
        <text:list-item>
          <text:p text:style-name="P26">Match predefined index</text:p>
        </text:list-item>
        <text:list-item>
          <text:p text:style-name="P26"><text:soft-page-break/>Be scoped to instituteId</text:p>
        </text:list-item>
        <text:list-item>
          <text:p text:style-name="P26">Be paginated</text:p>
        </text:list-item>
      </text:list>
      <text:p text:style-name="Text_20_body">Codex must never generate dynamic filtering arrays like:</text:p>
      <text:p text:style-name="P1"><text:span text:style-name="Source_20_Text">where(fieldNameFromUser, "==", value)</text:span></text:p>
      <text:p text:style-name="Text_20_body">All filters must be predefined.</text:p>
      <text:p text:style-name="Horizontal_20_Line"/>
      <text:h text:style-name="Heading_20_1" text:outline-level="1">🛡 8️⃣ ANTI-PATTERN PREVENTION</text:h>
      <text:p text:style-name="Text_20_body">❌ No collectionGroup queries on sessions<text:line-break/>❌ No cross-institute joins<text:line-break/>❌ No OR filters on multiple fields<text:line-break/>❌ No large IN queries (&gt;10 values)<text:line-break/>❌ No offset() pagination</text:p>
      <text:p text:style-name="Text_20_body">Use cursor-based only.</text:p>
      <text:p text:style-name="Horizontal_20_Line"/>
      <text:h text:style-name="Heading_20_1" text:outline-level="1">💰 9️⃣ COST SAFETY STRATEGY</text:h>
      <text:p text:style-name="Text_20_body">Expected read per dashboard load: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Section</text:p>
            </table:table-cell>
            <table:table-cell table:style-name="Table11.A1" office:value-type="string">
              <text:p text:style-name="Table_20_Heading">Reads</text:p>
            </table:table-cell>
          </table:table-row>
        </table:table-header-rows>
        <table:table-row>
          <table:table-cell table:style-name="Table11.A1" office:value-type="string">
            <text:p text:style-name="Table_20_Contents">Overview</text:p>
          </table:table-cell>
          <table:table-cell table:style-name="Table11.A1" office:value-type="string">
            <text:p text:style-name="Table_20_Contents">&lt; 10</text:p>
          </table:table-cell>
        </table:table-row>
        <table:table-row>
          <table:table-cell table:style-name="Table11.A1" office:value-type="string">
            <text:p text:style-name="Table_20_Contents">Student List</text:p>
          </table:table-cell>
          <table:table-cell table:style-name="Table11.A1" office:value-type="string">
            <text:p text:style-name="Table_20_Contents">20–30</text:p>
          </table:table-cell>
        </table:table-row>
        <table:table-row>
          <table:table-cell table:style-name="Table11.A1" office:value-type="string">
            <text:p text:style-name="Table_20_Contents">Run Analytics</text:p>
          </table:table-cell>
          <table:table-cell table:style-name="Table11.A1" office:value-type="string">
            <text:p text:style-name="Table_20_Contents">&lt; 10</text:p>
          </table:table-cell>
        </table:table-row>
        <table:table-row>
          <table:table-cell table:style-name="Table11.A1" office:value-type="string">
            <text:p text:style-name="Table_20_Contents">Vendor Dashboard</text:p>
          </table:table-cell>
          <table:table-cell table:style-name="Table11.A1" office:value-type="string">
            <text:p text:style-name="Table_20_Contents">&lt; 20</text:p>
          </table:table-cell>
        </table:table-row>
      </table:table>
      <text:p text:style-name="Text_20_body">Even with 100 institutes × 200 students:</text:p>
      <text:p text:style-name="Text_20_body">Costs remain low if:</text:p>
      <text:list text:style-name="L24">
        <text:list-item>
          <text:p text:style-name="P27">Only summary docs read</text:p>
        </text:list-item>
        <text:list-item>
          <text:p text:style-name="P27">Sessions never bulk queried</text:p>
        </text:list-item>
        <text:list-item>
          <text:p text:style-name="P27">Aggregates precomputed</text:p>
        </text:list-item>
      </text:list>
      <text:p text:style-name="Horizontal_20_Line"/>
      <text:h text:style-name="Heading_20_1" text:outline-level="1">📦 🔟 INDEX DEPLOYMENT STRATEGY</text:h>
      <text:p text:style-name="Text_20_body">You must maintain:</text:p>
      <text:p text:style-name="Text_20_body"><text:span text:style-name="Source_20_Text">firestore.indexes.json</text:span></text:p>
      <text:p text:style-name="Text_20_body">Codex should generate index file based on matrix above.</text:p>
      <text:p text:style-name="Text_20_body"><text:soft-page-break/>Deploy using:</text:p>
      <text:p text:style-name="P1"><text:span text:style-name="Source_20_Text">firebase deploy --only firestore:indexes</text:span></text:p>
      <text:p text:style-name="Horizontal_20_Line"/>
      <text:h text:style-name="Heading_20_1" text:outline-level="1">🎯 FINAL FIRESTORE INDEX STRATEGY SUMMARY</text:h>
      <text:p text:style-name="Text_20_body">You now have:</text:p>
      <text:p text:style-name="Text_20_body">✔ Approved query matrix<text:line-break/>✔ Composite index definitions<text:line-break/>✔ Pagination rules<text:line-break/>✔ Read-limit guardrails<text:line-break/>✔ Vendor aggregation index plan<text:line-break/>✔ Anti-pattern enforcement<text:line-break/>✔ Cost control safeguards<text:line-break/>✔ Deployment strategy</text:p>
      <text:p text:style-name="Text_20_body">This prevents performance collapse at scale.</text:p>
      <text:p text:style-name="Horizontal_20_Line"/>
      <text:p text:style-name="Text_20_body">Next foundational piece:</text:p>
      <text:p text:style-name="Text_20_body">🔁 <text:span text:style-name="Strong_20_Emphasis">Cloud Function Trigger Flow — Full Submission &amp; Analytics Engine Architecture</text:span></text:p>
      <text:p text:style-name="Text_20_body">This is the intelligence backbone.</text:p>
      <text:p text:style-name="Text_20_body">Proceed?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2-28T22:09:29.707395868</dc:date>
    <meta:editing-duration>PT12M45S</meta:editing-duration>
    <meta:editing-cycles>6</meta:editing-cycles>
    <meta:generator>LibreOffice/24.2.7.2$Linux_X86_64 LibreOffice_project/420$Build-2</meta:generator>
    <meta:document-statistic meta:table-count="11" meta:image-count="0" meta:object-count="0" meta:page-count="8" meta:paragraph-count="256" meta:word-count="777" meta:character-count="5231" meta:non-whitespace-character-count="4750"/>
  </office:meta>
</office:document-meta>
</file>